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228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2.7882in"/>
    </style:style>
    <style:style style:name="co5" style:family="table-column">
      <style:table-column-properties fo:break-before="auto" style:column-width="10.0028in"/>
    </style:style>
    <style:style style:name="co6" style:family="table-column">
      <style:table-column-properties fo:break-before="auto" style:column-width="9.08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Vorhanden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table:number-columns-repeated="2"/>
          <table:table-cell table:style-name="ce5"/>
          <table:table-cell table:style-name="ce2" table:number-columns-repeated="2"/>
          <table:table-cell/>
          <table:table-cell table:style-name="ce2" table:number-columns-repeated="16378"/>
        </table:table-row>
        <table:table-row table:style-name="ro1">
          <table:table-cell office:value-type="string" calcext:value-type="string">
            <text:p>5V Buck Conver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s://de.aliexpress.com/item/1005005296570391.html?spm=a2g0o.order_list.order_list_main.55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24V Boost Conver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e.aliexpress.com/item/1005006381432341.html?spm=a2g0o.order_list.order_list_main.5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Kerko 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Diode gro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Pitch 10,16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Diode kl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Pitch 7,62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chraubterminal 2-Fach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https://de.aliexpress.com/item/1005009002216100.html?spm=a2g0o.order_list.order_list_main.152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Schraubterminal 3-Fach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de.aliexpress.com/item/1005009002216100.html?spm=a2g0o.order_list.order_list_main.152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XLR-Buchse Fema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de.aliexpress.com/item/1005009831794833.html?spm=a2g0o.order_list.order_list_main.135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ESP32 S3 Ze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de.aliexpress.com/item/1005007948911104.html?spm=a2g0o.order_list.order_list_main.208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Pin Header Buchse 1x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de.aliexpress.com/item/32970948352.html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 alten platinen</text:p>
          </table:table-cell>
          <table:table-cell office:value-type="string" calcext:value-type="string">
            <text:p>https://www.digikey.de/de/products/detail/same-sky-formerly-cui-devices/PJ-050BH/1644584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RJ45 Doppelbuch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de.aliexpress.com/item/1005007077598876.html?spm=a2g0o.order_list.order_list_main.258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LED Blau 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Neopixel WS281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MOSFET IRLZ44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Widerstand 100 O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Widerstand 1k O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Widerstand 10k O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mart Switch BV1HD090FJ-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 alten platinen</text:p>
          </table:table-cell>
          <table:table-cell office:value-type="string" calcext:value-type="string">
            <text:p>https://www.rohm.de/products/power-management/ipds/smart-high-side-switch-ics/bv1hd090fj-c-product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DMX THVD1400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de.aliexpress.com/item/1005009482834248.html?spm=a2g0o.order_list.order_list_main.268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Zylinkerkopfschraube M3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enkkopfschraube M3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Deck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USB-C Kabe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de.aliexpress.com/item/1005003311183241.html</text:p>
          </table:table-cell>
          <table:table-cell/>
          <table:table-cell table:style-name="Default" table:number-columns-repeated="16378"/>
        </table:table-row>
        <table:table-row table:style-name="ro1" table:number-rows-repeated="1048547">
          <table:table-cell table:number-columns-repeated="6"/>
          <table:table-cell table:style-name="Default" table:number-columns-repeated="16378"/>
        </table:table-row>
        <table:table-row table:style-name="ro1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5:42:56.397848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20:26:42.359186458</meta:creation-date>
    <dc:date>2026-02-25T15:43:10.200142888</dc:date>
    <meta:editing-duration>PT1H18M8S</meta:editing-duration>
    <meta:editing-cycles>14</meta:editing-cycles>
    <meta:generator>LibreOffice/25.8.5.2$Linux_X86_64 LibreOffice_project/580$Build-2</meta:generator>
    <meta:document-statistic meta:table-count="1" meta:cell-count="99" meta:object-count="0"/>
  </office:meta>
</office:document-meta>
</file>